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ystem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083in" table:align="right"/>
    </style:style>
    <style:style style:name="Table1.A" style:family="table-column">
      <style:table-column-properties style:column-width="1.4986in"/>
    </style:style>
    <style:style style:name="Table1.B" style:family="table-column">
      <style:table-column-properties style:column-width="0.625in"/>
    </style:style>
    <style:style style:name="Table1.F" style:family="table-column">
      <style:table-column-properties style:column-width="0.5035in"/>
    </style:style>
    <style:style style:name="Table1.G" style:family="table-column">
      <style:table-column-properties style:column-width="0.4979in"/>
    </style:style>
    <style:style style:name="Table1.H" style:family="table-column">
      <style:table-column-properties style:column-width="0.6889in"/>
    </style:style>
    <style:style style:name="Table1.I" style:family="table-column">
      <style:table-column-properties style:column-width="1.219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6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6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6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6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6" style:family="table-cell">
      <style:table-cell-properties fo:padding="0.0382in" fo:border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083in" table:align="right"/>
    </style:style>
    <style:style style:name="Table2.A" style:family="table-column">
      <style:table-column-properties style:column-width="1.0132in"/>
    </style:style>
    <style:style style:name="Table2.B" style:family="table-column">
      <style:table-column-properties style:column-width="0.4924in"/>
    </style:style>
    <style:style style:name="Table2.C" style:family="table-column">
      <style:table-column-properties style:column-width="0.4736in"/>
    </style:style>
    <style:style style:name="Table2.D" style:family="table-column">
      <style:table-column-properties style:column-width="0.5396in"/>
    </style:style>
    <style:style style:name="Table2.E" style:family="table-column">
      <style:table-column-properties style:column-width="0.5021in"/>
    </style:style>
    <style:style style:name="Table2.G" style:family="table-column">
      <style:table-column-properties style:column-width="0.5299in"/>
    </style:style>
    <style:style style:name="Table2.I" style:family="table-column">
      <style:table-column-properties style:column-width="0.4549in"/>
    </style:style>
    <style:style style:name="Table2.J" style:family="table-column">
      <style:table-column-properties style:column-width="0.7007in"/>
    </style:style>
    <style:style style:name="Table2.K" style:family="table-column">
      <style:table-column-properties style:column-width="1.2264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none" fo:border-top="none" fo:border-bottom="0.05pt solid #000000"/>
    </style:style>
    <style:style style:name="Table2.J2" style:family="table-cell">
      <style:table-cell-properties fo:padding="0.0382in" fo:border-left="0.05pt solid #000000" fo:border-right="none" fo:border-top="none" fo:border-bottom="0.05pt solid #000000"/>
    </style:style>
    <style:style style:name="Table2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none" fo:border-top="none" fo:border-bottom="0.05pt solid #000000"/>
    </style:style>
    <style:style style:name="Table2.I4" style:family="table-cell">
      <style:table-cell-properties fo:padding="0.0382in" fo:border-left="0.05pt solid #000000" fo:border-right="none" fo:border-top="none" fo:border-bottom="0.05pt solid #000000"/>
    </style:style>
    <style:style style:name="Table2.J4" style:family="table-cell">
      <style:table-cell-properties fo:padding="0.0382in" fo:border-left="0.05pt solid #000000" fo:border-right="none" fo:border-top="none" fo:border-bottom="0.05pt solid #000000"/>
    </style:style>
    <style:style style:name="Table2.K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none" fo:border-top="none" fo:border-bottom="0.05pt solid #000000"/>
    </style:style>
    <style:style style:name="Table2.F6" style:family="table-cell">
      <style:table-cell-properties fo:padding="0.0382in" fo:border-left="0.05pt solid #000000" fo:border-right="none" fo:border-top="none" fo:border-bottom="0.05pt solid #000000"/>
    </style:style>
    <style:style style:name="Table2.G6" style:family="table-cell">
      <style:table-cell-properties fo:padding="0.0382in" fo:border-left="0.05pt solid #000000" fo:border-right="none" fo:border-top="none" fo:border-bottom="0.05pt solid #000000"/>
    </style:style>
    <style:style style:name="Table2.H6" style:family="table-cell">
      <style:table-cell-properties fo:padding="0.0382in" fo:border-left="0.05pt solid #000000" fo:border-right="none" fo:border-top="none" fo:border-bottom="0.05pt solid #000000"/>
    </style:style>
    <style:style style:name="Table2.I6" style:family="table-cell">
      <style:table-cell-properties fo:padding="0.0382in" fo:border-left="0.05pt solid #000000" fo:border-right="none" fo:border-top="none" fo:border-bottom="0.05pt solid #000000"/>
    </style:style>
    <style:style style:name="Table2.J6" style:family="table-cell">
      <style:table-cell-properties fo:padding="0.0382in" fo:border-left="0.05pt solid #000000" fo:border-right="none" fo:border-top="none" fo:border-bottom="0.05pt solid #000000"/>
    </style:style>
    <style:style style:name="Table2.K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083in" table:align="right"/>
    </style:style>
    <style:style style:name="Table3.A" style:family="table-column">
      <style:table-column-properties style:column-width="2.4361in"/>
    </style:style>
    <style:style style:name="Table3.B" style:family="table-column">
      <style:table-column-properties style:column-width="1.2in"/>
    </style:style>
    <style:style style:name="Table3.C" style:family="table-column">
      <style:table-column-properties style:column-width="1.0701in"/>
    </style:style>
    <style:style style:name="Table3.D" style:family="table-column">
      <style:table-column-properties style:column-width="0.9826in"/>
    </style:style>
    <style:style style:name="Table3.E" style:family="table-column">
      <style:table-column-properties style:column-width="1.2194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>
        <style:tab-stops>
          <style:tab-stop style:position="0.4398in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0.5307in"/>
          <style:tab-stop style:position="3.0091in"/>
          <style:tab-stop style:position="3.9965in"/>
        </style:tab-stops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>
        <style:tab-stops>
          <style:tab-stop style:position="5.161in" style:type="center"/>
        </style:tab-stops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>
        <style:tab-stops>
          <style:tab-stop style:position="0.2484in"/>
          <style:tab-stop style:position="1.1055in" style:type="center"/>
          <style:tab-stop style:position="5.161in" style:type="center"/>
        </style:tab-stops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justify" style:justify-single-word="false">
        <style:tab-stops>
          <style:tab-stop style:position="0.1327in"/>
        </style:tab-stops>
      </style:paragraph-properties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margin-top="0in" fo:margin-bottom="0in" style:contextual-spacing="false" fo:line-height="150%">
        <style:tab-stops>
          <style:tab-stop style:position="1.4374in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top="0.0598in" fo:margin-bottom="0.0598in" style:contextual-spacing="false" fo:line-height="150%" fo:text-align="start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margin-top="0.0598in" fo:margin-bottom="0.0598in" style:contextual-spacing="false" fo:line-height="150%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margin-top="0.0598in" fo:margin-bottom="0.0598in" style:contextual-spacing="false" fo:line-height="150%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margin-top="0.0598in" fo:margin-bottom="0.0598in" style:contextual-spacing="false" fo:line-height="150%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1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>
      <style:paragraph-properties fo:margin-top="0.0598in" fo:margin-bottom="0.0598in" style:contextual-spacing="false" fo:line-height="150%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1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18" style:family="paragraph" style:parent-style-name="Header">
      <style:paragraph-properties fo:line-height="150%" fo:text-align="justify" style:justify-single-word="false">
        <style:tab-stops>
          <style:tab-stop style:position="3.4626in" style:type="center"/>
          <style:tab-stop style:position="4.0339in"/>
          <style:tab-stop style:position="6.9252in" style:type="right"/>
        </style:tab-stops>
      </style:paragraph-properties>
      <style:text-properties style:font-name="Times New Roman" fo:font-size="12pt" style:font-size-asian="12pt" style:font-size-complex="12pt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Times New Roman1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style:font-name-complex="Times New Roman1"/>
    </style:style>
    <style:style style:name="T7" style:family="text">
      <style:text-properties style:text-underline-style="solid" style:text-underline-width="auto" style:text-underline-color="font-color" fo:font-weight="bold" style:font-weight-asian="bold" style:font-name-complex="Times New Roman1"/>
    </style:style>
    <style:style style:name="T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fo:background-color="#ffffff" loext:char-shading-value="0" style:font-name-asian="Times New Roman" style:font-style-asian="normal" style:font-weight-asian="bold" style:font-name-complex="Times New Roman" style:font-style-complex="normal" style:font-weight-complex="bold" style:text-emphasize="none" style:text-overline-style="none" style:text-overline-color="font-color"/>
    </style:style>
    <style:style style:name="T9" style:family="text">
      <style:text-properties officeooo:rsid="0000ee79"/>
    </style:style>
    <style:style style:name="gr1" style:family="graphic">
      <style:graphic-properties svg:stroke-width="0in" svg:stroke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1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<text:tab/> <text:s text:c="5"/></text:span><text:span text:style-name="T2">CÔNG TY TNHH MTV XSKT <text:s text:c="18"/>CỘNG HÒA XÃ HỘI CHỦ NGHĨA VIỆT NAM</text:span></text:p>
      <text:p text:style-name="P8"><text:span text:style-name="T2"><text:s/><text:tab/> <text:s text:c="20"/></text:span><text:span text:style-name="T8">TRÀ VINH <text:s text:c="3"/></text:span><text:span text:style-name="T6"><text:tab/> <text:s text:c="38"/></text:span><text:span text:style-name="T7">Độc Lập – Tự Do – Hạnh Phúc</text:span></text:p>
      <text:p text:style-name="P12"><draw:line text:anchor-type="paragraph" draw:z-index="0" draw:style-name="gr1" draw:text-style-name="P20" svg:x1="0.9575in" svg:y1="-0.0811in" svg:x2="2.065in" svg:y2="-0.0811in"><text:p/></draw:line><text:tab/> <text:s text:c="2"/>PHÒNG XỔ SỐ TỰ CHỌN </text:p>
      <text:p text:style-name="P1"/>
      <text:p text:style-name="P18"><text:s text:c="13"/><text:tab/><text:tab/><text:span text:style-name="T4">Hậu Giang</text:span><text:span text:style-name="T5">, </text:span><text:span text:style-name="T4">Ngày </text:span><text:span text:style-name="T4"><text:placeholder text:placeholder-type="text">&lt;get_date()[:2]&gt;</text:placeholder></text:span><text:span text:style-name="T4"> tháng </text:span><text:span text:style-name="T4"><text:placeholder text:placeholder-type="text">&lt;get_date()[3:5]&gt;</text:placeholder></text:span><text:span text:style-name="T4"> năm </text:span><text:span text:style-name="T4"><text:placeholder text:placeholder-type="text">&lt;get_date()[6:10]&gt;</text:placeholder></text:span></text:p>
      <text:p text:style-name="P3">BIÊN BẢN TỔNG HỢP</text:p>
      <text:p text:style-name="P3">GIAO NHẬN CÙI TRÚNG THƯỞNG XỔ SỐ TỰ CHỌN</text:p>
      <text:p text:style-name="P3">ĐÀI DỰ THƯỞNG: <text:placeholder text:placeholder-type="text">&lt;get_daiduthuong()&gt;</text:placeholder></text:p>
      <text:p text:style-name="P9"/>
      <text:p text:style-name="P10"><text:tab/>Hôm nay, tại Công ty TNHH MTV Xổ Số Kiến Thiết <text:span text:style-name="T9">Trà Vinh</text:span>, đã tiến hành rút cùi trúng thưởng kiểm đếm xác nhận số lượng cùi trúng thưởng mở số ngày <text:span text:style-name="T3"><text:placeholder text:placeholder-type="text">&lt;get_date()[:2]&gt;</text:placeholder></text:span><text:span text:style-name="T3"> </text:span>tháng <text:span text:style-name="T3"><text:placeholder text:placeholder-type="text">&lt;get_date()[3:5]&gt;</text:placeholder></text:span><text:span text:style-name="T3"> </text:span>năm <text:span text:style-name="T3"><text:placeholder text:placeholder-type="text">&lt;get_date()[6:10]&gt;</text:placeholder></text:span>.</text:p>
      <text:p text:style-name="P10"><text:tab/>Sau khi rút cùi trúng thưởng, phòng xổ số tự chọn tiến hành bàn giao cho phòng Trả Thưởng việc bàn giao cùi trúng thưởng được thực hiện như sau:</text:p>
      <text:p text:style-name="P4">ĐẠI DIỆN PHÒNG XỔ SỐ TỰ CHỌN</text:p>
      <text:p text:style-name="P5"><text:placeholder text:placeholder-type="text">&lt;get_ddphongve_1()&gt;</text:placeholder><text:tab/><text:placeholder text:placeholder-type="text">&lt;get_cv_ddphongve_1()&gt;</text:placeholder></text:p>
      <text:p text:style-name="P5"><text:placeholder text:placeholder-type="text">&lt;get_ddphongve_2()&gt;</text:placeholder><text:tab/><text:placeholder text:placeholder-type="text">&lt;get_cv_ddphongve_2()&gt;</text:placeholder></text:p>
      <text:p text:style-name="P4">ĐẠI DIỆN PHÒNG TRẢ THƯỞNG</text:p>
      <text:p text:style-name="P5"><text:placeholder text:placeholder-type="text">&lt;get_ddphong_trathuong_1()&gt;</text:placeholder><text:tab/><text:placeholder text:placeholder-type="text">&lt;get_cv_ddphong_trathuong_1()&gt;</text:placeholder></text:p>
      <text:p text:style-name="P5"><text:placeholder text:placeholder-type="text">&lt;get_ddphong_trathuong_2()&gt;</text:placeholder><text:tab/><text:placeholder text:placeholder-type="text">&lt;get_cv_ddphong_trathuong_2()&gt;</text:placeholder></text:p>
      <text:p text:style-name="P10">Chúng tôi thực hiện bàn giao cùi trúng thưởng trong đó:</text:p>
      <text:p text:style-name="P4">-CÙI VÉ TRÚNG THƯỞNG</text:p>
      <text:p text:style-name="P11"><text:placeholder text:placeholder-type="text">&lt;if test="get_tong_trathuong_2()['tongcong'] &lt;&gt; '0' "&gt;</text:placeholder></text:p>
      <text:p text:style-name="P4">-LOẠI 2 SỐ</text:p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table:number-rows-spanned="2" office:value-type="string">
            <text:p text:style-name="P19">Mệnh giá</text:p>
          </table:table-cell>
          <table:table-cell table:style-name="Table1.C1" office:value-type="string">
            <text:p text:style-name="P19">Đầu</text:p>
          </table:table-cell>
          <table:table-cell table:style-name="Table1.C1" office:value-type="string">
            <text:p text:style-name="P19">Cuối</text:p>
          </table:table-cell>
          <table:table-cell table:style-name="Table1.D1" table:number-columns-spanned="2" office:value-type="string">
            <text:p text:style-name="P19">Đầu + Cuối</text:p>
          </table:table-cell>
          <table:covered-table-cell/>
          <table:table-cell table:style-name="Table1.F1" table:number-columns-spanned="2" office:value-type="string">
            <text:p text:style-name="P19">18 lô</text:p>
          </table:table-cell>
          <table:covered-table-cell/>
          <table:table-cell table:style-name="Table1.H1" table:number-columns-spanned="2" office:value-type="string">
            <text:p text:style-name="P19">Tổng cộng số cùi vé</text:p>
          </table:table-cell>
          <table:covered-table-cell/>
        </table:table-row>
        <table:table-row>
          <table:covered-table-cell/>
          <table:table-cell table:style-name="Table1.E4" office:value-type="string">
            <text:p text:style-name="P19">SL vé trúng</text:p>
          </table:table-cell>
          <table:table-cell table:style-name="Table1.E4" office:value-type="string">
            <text:p text:style-name="P19">SL vé trúng</text:p>
          </table:table-cell>
          <table:table-cell table:style-name="Table1.E4" office:value-type="string">
            <text:p text:style-name="P19">SL vé trúng</text:p>
          </table:table-cell>
          <table:table-cell table:style-name="Table1.E4" office:value-type="string">
            <text:p text:style-name="P19">Số lần trúng</text:p>
          </table:table-cell>
          <table:table-cell table:style-name="Table1.F4" office:value-type="string">
            <text:p text:style-name="P19">SL vé trúng</text:p>
          </table:table-cell>
          <table:table-cell table:style-name="Table1.G4" office:value-type="string">
            <text:p text:style-name="P19">Số lần trúng</text:p>
          </table:table-cell>
          <table:table-cell table:style-name="Table1.H6" office:value-type="string">
            <text:p text:style-name="P19">SL. vé trúng</text:p>
          </table:table-cell>
          <table:table-cell table:style-name="Table1.I6" office:value-type="string">
            <text:p text:style-name="P19">Thành tiền</text:p>
          </table:table-cell>
        </table:table-row>
        <table:table-row>
          <table:table-cell table:style-name="Table1.A5" table:number-columns-spanned="9" office:value-type="string">
            <text:p text:style-name="P13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13"><text:placeholder text:placeholder-type="text">&lt;menhgia.name&gt;</text:placeholder></text:p>
          </table:table-cell>
          <table:table-cell table:style-name="Table1.E4" office:value-type="string">
            <text:p text:style-name="P14"><text:placeholder text:placeholder-type="text">&lt;get_trathuong_2(menhgia)['sl_2_d']&gt;</text:placeholder><text:soft-page-break/></text:p>
          </table:table-cell>
          <table:table-cell table:style-name="Table1.E4" office:value-type="string">
            <text:p text:style-name="P14"><text:placeholder text:placeholder-type="text">&lt;get_trathuong_2(menhgia)['sl_2_c']&gt;</text:placeholder><text:soft-page-break/></text:p>
          </table:table-cell>
          <table:table-cell table:style-name="Table1.E4" office:value-type="string">
            <text:p text:style-name="P14"><text:placeholder text:placeholder-type="text">&lt;get_trathuong_2(menhgia)['sl_2_dc']&gt;</text:placeholder><text:soft-page-break/></text:p>
          </table:table-cell>
          <table:table-cell table:style-name="Table1.E4" office:value-type="string">
            <text:p text:style-name="P14"><text:placeholder text:placeholder-type="text">&lt;get_trathuong_2(menhgia)['sl_2_dc_trung']&gt;</text:placeholder><text:soft-page-break/></text:p>
          </table:table-cell>
          <table:table-cell table:style-name="Table1.F4" office:value-type="string">
            <text:p text:style-name="P14"><text:placeholder text:placeholder-type="text">&lt;get_trathuong_2(menhgia)['sl_2_18']&gt;</text:placeholder><text:soft-page-break/></text:p>
          </table:table-cell>
          <table:table-cell table:style-name="Table1.G4" office:value-type="string">
            <text:p text:style-name="P14"><text:placeholder text:placeholder-type="text">&lt;get_trathuong_2(menhgia)['sl_2_18_trung']&gt;</text:placeholder><text:soft-page-break/></text:p>
          </table:table-cell>
          <table:table-cell table:style-name="Table1.H6" office:value-type="string">
            <text:p text:style-name="P14"><text:placeholder text:placeholder-type="text">&lt;get_trathuong_2(menhgia)['tong_ve']&gt;</text:placeholder><text:soft-page-break/></text:p>
          </table:table-cell>
          <table:table-cell table:style-name="Table1.I6" office:value-type="string">
            <text:p text:style-name="P15"><text:placeholder text:placeholder-type="text">&lt;get_trathuong_2(menhgia)['tong_thanhtien']&gt;</text:placeholder><text:soft-page-break/></text:p>
          </table:table-cell>
        </table:table-row>
        <table:table-row>
          <table:table-cell table:style-name="Table1.A5" table:number-columns-spanned="9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19">Tổng Cộng:</text:p>
          </table:table-cell>
          <table:table-cell table:style-name="Table1.B6" office:value-type="string">
            <text:p text:style-name="P16"><text:placeholder text:placeholder-type="text">&lt;get_tong_trathuong_2()['sl_2_d']&gt;</text:placeholder></text:p>
          </table:table-cell>
          <table:table-cell table:style-name="Table1.E6" office:value-type="string">
            <text:p text:style-name="P16"><text:placeholder text:placeholder-type="text">&lt;get_tong_trathuong_2()['sl_2_c']&gt;</text:placeholder></text:p>
          </table:table-cell>
          <table:table-cell table:style-name="Table1.E6" office:value-type="string">
            <text:p text:style-name="P16"><text:placeholder text:placeholder-type="text">&lt;get_tong_trathuong_2()['sl_2_dc']&gt;</text:placeholder></text:p>
          </table:table-cell>
          <table:table-cell table:style-name="Table1.E6" office:value-type="string">
            <text:p text:style-name="P16"><text:placeholder text:placeholder-type="text">&lt;get_tong_trathuong_2()['sl_2_dc_trung']&gt;</text:placeholder></text:p>
          </table:table-cell>
          <table:table-cell table:style-name="Table1.F6" office:value-type="string">
            <text:p text:style-name="P16"><text:placeholder text:placeholder-type="text">&lt;get_tong_trathuong_2()['sl_2_18']&gt;</text:placeholder></text:p>
          </table:table-cell>
          <table:table-cell table:style-name="Table1.G6" office:value-type="string">
            <text:p text:style-name="P16"><text:placeholder text:placeholder-type="text">&lt;get_tong_trathuong_2()['sl_2_18_trung']&gt;</text:placeholder></text:p>
          </table:table-cell>
          <table:table-cell table:style-name="Table1.H6" office:value-type="string">
            <text:p text:style-name="P16"><text:placeholder text:placeholder-type="text">&lt;get_tong_trathuong_2()['tongve']&gt;</text:placeholder></text:p>
          </table:table-cell>
          <table:table-cell table:style-name="Table1.I6" office:value-type="string">
            <text:p text:style-name="P17"><text:placeholder text:placeholder-type="text">&lt;get_tong_trathuong_2()['tongcong']&gt;</text:placeholder></text:p>
          </table:table-cell>
        </table:table-row>
      </table:table>
      <text:p text:style-name="P11"><text:placeholder text:placeholder-type="text">&lt;/if&gt;</text:placeholder></text:p>
      <text:p text:style-name="P11"><text:placeholder text:placeholder-type="text">&lt;if test="get_tong_trathuong_3()['tongcong'] &lt;&gt; '0' "&gt;</text:placeholder></text:p>
      <text:p text:style-name="P4">-LOẠI 3 SỐ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column table:style-name="Table2.C"/>
        <table:table-column table:style-name="Table2.I"/>
        <table:table-column table:style-name="Table2.J"/>
        <table:table-column table:style-name="Table2.K"/>
        <table:table-row>
          <table:table-cell table:style-name="Table2.A1" table:number-rows-spanned="2" office:value-type="string">
            <text:p text:style-name="P19">Mệnh giá</text:p>
          </table:table-cell>
          <table:table-cell table:style-name="Table2.B1" office:value-type="string">
            <text:p text:style-name="P19">Đầu</text:p>
          </table:table-cell>
          <table:table-cell table:style-name="Table2.C1" office:value-type="string">
            <text:p text:style-name="P19">Cuối</text:p>
          </table:table-cell>
          <table:table-cell table:style-name="Table2.D1" table:number-columns-spanned="2" office:value-type="string">
            <text:p text:style-name="P19">Đầu + Cuối</text:p>
          </table:table-cell>
          <table:covered-table-cell/>
          <table:table-cell table:style-name="Table2.F1" table:number-columns-spanned="2" office:value-type="string">
            <text:p text:style-name="P19">7 lô</text:p>
          </table:table-cell>
          <table:covered-table-cell/>
          <table:table-cell table:style-name="Table2.H1" table:number-columns-spanned="2" office:value-type="string">
            <text:p text:style-name="P19">17 lô</text:p>
          </table:table-cell>
          <table:covered-table-cell/>
          <table:table-cell table:style-name="Table2.J1" table:number-columns-spanned="2" office:value-type="string">
            <text:p text:style-name="P19">Tổng cộng số cùi vé</text:p>
          </table:table-cell>
          <table:covered-table-cell/>
        </table:table-row>
        <table:table-row>
          <table:covered-table-cell/>
          <table:table-cell table:style-name="Table2.B6" office:value-type="string">
            <text:p text:style-name="P19">SL vé trúng</text:p>
          </table:table-cell>
          <table:table-cell table:style-name="Table2.C6" office:value-type="string">
            <text:p text:style-name="P19">SL vé trúng</text:p>
          </table:table-cell>
          <table:table-cell table:style-name="Table2.D6" office:value-type="string">
            <text:p text:style-name="P19">SL vé trúng</text:p>
          </table:table-cell>
          <table:table-cell table:style-name="Table2.E6" office:value-type="string">
            <text:p text:style-name="P19">Số lần trúng</text:p>
          </table:table-cell>
          <table:table-cell table:style-name="Table2.F2" office:value-type="string">
            <text:p text:style-name="P19">SL vé trúng</text:p>
          </table:table-cell>
          <table:table-cell table:style-name="Table2.G2" office:value-type="string">
            <text:p text:style-name="P19">Số lần trúng</text:p>
          </table:table-cell>
          <table:table-cell table:style-name="Table2.H2" office:value-type="string">
            <text:p text:style-name="P19">SL vé trúng</text:p>
          </table:table-cell>
          <table:table-cell table:style-name="Table2.I2" office:value-type="string">
            <text:p text:style-name="P19">Số lần trúng</text:p>
          </table:table-cell>
          <table:table-cell table:style-name="Table2.J6" office:value-type="string">
            <text:p text:style-name="P19">SL. vé trúng</text:p>
          </table:table-cell>
          <table:table-cell table:style-name="Table2.K2" office:value-type="string">
            <text:p text:style-name="P19">Thành tiền</text:p>
          </table:table-cell>
        </table:table-row>
        <table:table-row>
          <table:table-cell table:style-name="Table2.A3" table:number-columns-spanned="11" office:value-type="string">
            <text:p text:style-name="P13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13"><text:placeholder text:placeholder-type="text">&lt;menhgia.name&gt;</text:placeholder></text:p>
          </table:table-cell>
          <table:table-cell table:style-name="Table2.B6" office:value-type="string">
            <text:p text:style-name="P14"><text:placeholder text:placeholder-type="text">&lt;get_trathuong_3(menhgia)['sl_3_d']&gt;</text:placeholder><text:soft-page-break/></text:p>
          </table:table-cell>
          <table:table-cell table:style-name="Table2.C6" office:value-type="string">
            <text:p text:style-name="P14"><text:placeholder text:placeholder-type="text">&lt;get_trathuong_3(menhgia)['sl_3_c']&gt;</text:placeholder><text:soft-page-break/></text:p>
          </table:table-cell>
          <table:table-cell table:style-name="Table2.D6" office:value-type="string">
            <text:p text:style-name="P14"><text:placeholder text:placeholder-type="text">&lt;get_trathuong_3(menhgia)['sl_3_dc']&gt;</text:placeholder><text:soft-page-break/></text:p>
          </table:table-cell>
          <table:table-cell table:style-name="Table2.E6" office:value-type="string">
            <text:p text:style-name="P14"><text:placeholder text:placeholder-type="text">&lt;get_trathuong_3(menhgia)['sl_3_dc_trung']&gt;</text:placeholder><text:soft-page-break/></text:p>
          </table:table-cell>
          <table:table-cell table:style-name="Table2.F4" office:value-type="string">
            <text:p text:style-name="P14"><text:placeholder text:placeholder-type="text">&lt;get_trathuong_3(menhgia)['sl_3_7']&gt;</text:placeholder><text:soft-page-break/></text:p>
          </table:table-cell>
          <table:table-cell table:style-name="Table2.G4" office:value-type="string">
            <text:p text:style-name="P14"><text:placeholder text:placeholder-type="text">&lt;get_trathuong_3(menhgia)['sl_3_7_trung']&gt;</text:placeholder><text:soft-page-break/></text:p>
          </table:table-cell>
          <table:table-cell table:style-name="Table2.H4" office:value-type="string">
            <text:p text:style-name="P14"><text:placeholder text:placeholder-type="text">&lt;get_trathuong_3(menhgia)['sl_3_17']&gt;</text:placeholder><text:soft-page-break/></text:p>
          </table:table-cell>
          <table:table-cell table:style-name="Table2.I4" office:value-type="string">
            <text:p text:style-name="P14"><text:placeholder text:placeholder-type="text">&lt;get_trathuong_3(menhgia)['sl_3_17_trung']&gt;</text:placeholder><text:soft-page-break/></text:p>
          </table:table-cell>
          <table:table-cell table:style-name="Table2.J6" office:value-type="string">
            <text:p text:style-name="P14"><text:placeholder text:placeholder-type="text">&lt;get_trathuong_3(menhgia)['tong_ve']&gt;</text:placeholder><text:soft-page-break/></text:p>
          </table:table-cell>
          <table:table-cell table:style-name="Table2.K4" office:value-type="string">
            <text:p text:style-name="P15"><text:placeholder text:placeholder-type="text">&lt;get_trathuong_3(menhgia)['tong_thanhtien']&gt;</text:placeholder></text:p>
          </table:table-cell>
        </table:table-row>
        <table:table-row>
          <table:table-cell table:style-name="Table2.A5" table:number-columns-spanned="11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19">Tổng Cộng:</text:p>
          </table:table-cell>
          <table:table-cell table:style-name="Table2.B6" office:value-type="string">
            <text:p text:style-name="P16"><text:placeholder text:placeholder-type="text">&lt;get_tong_trathuong_3()['sl_3_d']&gt;</text:placeholder></text:p>
          </table:table-cell>
          <table:table-cell table:style-name="Table2.C6" office:value-type="string">
            <text:p text:style-name="P16"><text:placeholder text:placeholder-type="text">&lt;get_tong_trathuong_3()['sl_3_c']&gt;</text:placeholder></text:p>
          </table:table-cell>
          <table:table-cell table:style-name="Table2.D6" office:value-type="string">
            <text:p text:style-name="P16"><text:placeholder text:placeholder-type="text">&lt;get_tong_trathuong_3()['sl_3_dc']&gt;</text:placeholder></text:p>
          </table:table-cell>
          <table:table-cell table:style-name="Table2.E6" office:value-type="string">
            <text:p text:style-name="P16"><text:placeholder text:placeholder-type="text">&lt;get_tong_trathuong_3()['sl_3_dc_trung']&gt;</text:placeholder></text:p>
          </table:table-cell>
          <table:table-cell table:style-name="Table2.F6" office:value-type="string">
            <text:p text:style-name="P16"><text:placeholder text:placeholder-type="text">&lt;get_tong_trathuong_3()['sl_3_7']&gt;</text:placeholder></text:p>
          </table:table-cell>
          <table:table-cell table:style-name="Table2.G6" office:value-type="string">
            <text:p text:style-name="P16"><text:placeholder text:placeholder-type="text">&lt;get_tong_trathuong_3()['sl_3_7_trung']&gt;</text:placeholder></text:p>
          </table:table-cell>
          <table:table-cell table:style-name="Table2.H6" office:value-type="string">
            <text:p text:style-name="P16"><text:placeholder text:placeholder-type="text">&lt;get_tong_trathuong_3()['sl_3_17']&gt;</text:placeholder></text:p>
          </table:table-cell>
          <table:table-cell table:style-name="Table2.I6" office:value-type="string">
            <text:p text:style-name="P16"><text:placeholder text:placeholder-type="text">&lt;get_tong_trathuong_3()['sl_3_17_trung']&gt;</text:placeholder></text:p>
          </table:table-cell>
          <table:table-cell table:style-name="Table2.J6" office:value-type="string">
            <text:p text:style-name="P16"><text:placeholder text:placeholder-type="text">&lt;get_tong_trathuong_3()['tongve']&gt;</text:placeholder></text:p>
          </table:table-cell>
          <table:table-cell table:style-name="Table2.K6" office:value-type="string">
            <text:p text:style-name="P17"><text:placeholder text:placeholder-type="text">&lt;get_tong_trathuong_3()['tongcong']&gt;</text:placeholder></text:p>
          </table:table-cell>
        </table:table-row>
      </table:table>
      <text:p text:style-name="P11"><text:placeholder text:placeholder-type="text">&lt;/if&gt;</text:placeholder></text:p>
      <text:p text:style-name="P11"><text:placeholder text:placeholder-type="text">&lt;if test="get_tong_trathuong_4()['tongcong'] &lt;&gt; '0' "&gt;</text:placeholder></text:p>
      <text:p text:style-name="P4">-LOẠI 4 SỐ </text:p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office:value-type="string">
            <text:p text:style-name="P19">Mệnh giá</text:p>
          </table:table-cell>
          <table:table-cell table:style-name="Table3.B1" table:number-columns-spanned="2" office:value-type="string">
            <text:p text:style-name="P19">16 lô</text:p>
          </table:table-cell>
          <table:covered-table-cell/>
          <table:table-cell table:style-name="Table3.D1" table:number-columns-spanned="2" office:value-type="string">
            <text:p text:style-name="P19">Tổng cộng số cùi vé</text:p>
          </table:table-cell>
          <table:covered-table-cell/>
        </table:table-row>
        <table:table-row>
          <table:covered-table-cell/>
          <table:table-cell table:style-name="Table3.B2" office:value-type="string">
            <text:p text:style-name="P19">SL vé trúng</text:p>
          </table:table-cell>
          <table:table-cell table:style-name="Table3.C6" office:value-type="string">
            <text:p text:style-name="P19">Số lần trúng</text:p>
          </table:table-cell>
          <table:table-cell table:style-name="Table3.D6" office:value-type="string">
            <text:p text:style-name="P19">SL. vé trúng</text:p>
          </table:table-cell>
          <table:table-cell table:style-name="Table3.E6" office:value-type="string">
            <text:p text:style-name="P19">Thành tiền</text:p>
          </table:table-cell>
        </table:table-row>
        <table:table-row>
          <table:table-cell table:style-name="Table3.A3" table:number-columns-spanned="5" office:value-type="string">
            <text:p text:style-name="P13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office:value-type="string">
            <text:p text:style-name="P13"><text:placeholder text:placeholder-type="text">&lt;menhgia.name&gt;</text:placeholder></text:p>
          </table:table-cell>
          <table:table-cell table:style-name="Table3.B4" office:value-type="string">
            <text:p text:style-name="P14"><text:placeholder text:placeholder-type="text">&lt;get_trathuong_4(menhgia)['sl_4_16']&gt;</text:placeholder></text:p>
          </table:table-cell>
          <table:table-cell table:style-name="Table3.C6" office:value-type="string">
            <text:p text:style-name="P14"><text:placeholder text:placeholder-type="text">&lt;get_trathuong_4(menhgia)['sl_4_16_trung']&gt;</text:placeholder></text:p>
          </table:table-cell>
          <table:table-cell table:style-name="Table3.D6" office:value-type="string">
            <text:p text:style-name="P14"><text:placeholder text:placeholder-type="text">&lt;get_trathuong_4(menhgia)['tong_ve']&gt;</text:placeholder></text:p>
          </table:table-cell>
          <table:table-cell table:style-name="Table3.E6" office:value-type="string">
            <text:p text:style-name="P15"><text:placeholder text:placeholder-type="text">&lt;get_trathuong_4(menhgia)['tong_thanhtien']&gt;</text:placeholder></text:p>
          </table:table-cell>
        </table:table-row>
        <table:table-row>
          <table:table-cell table:style-name="Table3.A5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office:value-type="string">
            <text:p text:style-name="P19">Tổng Cộng:</text:p>
          </table:table-cell>
          <table:table-cell table:style-name="Table3.B6" office:value-type="string">
            <text:p text:style-name="P16"><text:placeholder text:placeholder-type="text">&lt;get_tong_trathuong_4()['sl_4_16']&gt;</text:placeholder></text:p>
          </table:table-cell>
          <table:table-cell table:style-name="Table3.C6" office:value-type="string">
            <text:p text:style-name="P16"><text:placeholder text:placeholder-type="text">&lt;get_tong_trathuong_4()['sl_4_16_trung']&gt;</text:placeholder></text:p>
          </table:table-cell>
          <table:table-cell table:style-name="Table3.D6" office:value-type="string">
            <text:p text:style-name="P16"><text:placeholder text:placeholder-type="text">&lt;get_tong_trathuong_4()['tongve']&gt;</text:placeholder></text:p>
          </table:table-cell>
          <table:table-cell table:style-name="Table3.E6" office:value-type="string">
            <text:p text:style-name="P17"><text:placeholder text:placeholder-type="text">&lt;get_tong_trathuong_4()['tongcong']&gt;</text:placeholder><text:soft-page-break/></text:p>
          </table:table-cell>
        </table:table-row>
      </table:table>
      <text:p text:style-name="P11"><text:placeholder text:placeholder-type="text">&lt;/if&gt;</text:placeholder></text:p>
      <text:p text:style-name="P10">Nay lập thành biên bản bàn giao. Phòng Trả thưởng tiếp tục có trách nhiệm lưu giữ lượng cùi trúng thưởng trên.</text:p>
      <text:p text:style-name="P4"/>
      <text:p text:style-name="P6">ĐẠI DIỆN PHÒNG VÉ SỐ TỰ CHỌN<text:tab/>ĐẠI DIỆN PHÒNG TRẢ THƯỞNG</text:p>
      <text:p text:style-name="P2"/>
      <text:p text:style-name="P2"/>
      <text:p text:style-name="P2"/>
      <text:p text:style-name="P2"/>
      <text:p text:style-name="P2"/>
      <text:p text:style-name="P7"><text:tab/><text:tab/><text:placeholder text:placeholder-type="text">&lt;get_ddphongve_1()&gt;</text:placeholder><text:tab/><text:placeholder text:placeholder-type="text">&lt;get_ddphong_trathuong_1()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ystem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8in" fo:margin-bottom="0.791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09-28T20:38:29</meta:creation-date>
    <dc:date>2016-03-10T16:51:36.377233558</dc:date>
    <meta:editing-duration>PT4H54M51S</meta:editing-duration>
    <meta:editing-cycles>231</meta:editing-cycles>
    <meta:generator>LibreOffice/4.2.8.2$Linux_X86_64 LibreOffice_project/420m0$Build-2</meta:generator>
    <meta:document-statistic meta:table-count="3" meta:image-count="0" meta:object-count="0" meta:page-count="4" meta:paragraph-count="123" meta:word-count="386" meta:character-count="3748" meta:non-whitespace-character-count="3367"/>
  </office:meta>
</office:document-meta>
</file>